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rading Tilt: How One Bad Trade Can Ruin Your Whole Week (And How to Stop It)</text:h>
      <text:p text:style-name="P1">Let me be honest with you.</text:p>
      <text:p text:style-name="P1">I’ve had days where everything was going fine — nice, calm trading, sticking to my plan — and then one single trade went wrong. Suddenly I’m fuming, heart racing, mashing the keyboard, and desperately trying to “get it back.”</text:p>
      <text:p text:style-name="P1">Before I know it, I’ve taken three more trades I never should have, blown through my daily loss limit, and turned a small loss into a nightmare.</text:p>
      <text:p text:style-name="P1">That, my friend, is <text:span text:style-name="Strong_20_Emphasis">trading tilt</text:span>. And if you’ve been day trading for more than a couple of weeks, I’m willing to bet you’ve felt it too.</text:p>
      <text:h text:style-name="Heading_20_4" text:outline-level="4">What Tilt Actually Feels Like</text:h>
      <text:p text:style-name="P1">Tilt isn’t just “being annoyed.” It’s that emotional spiral where your brain stops making rational decisions and starts operating on pure ego and revenge.</text:p>
      <text:p text:style-name="P1">Signs you’re on tilt:</text:p>
      <text:list text:style-name="L1">
        <text:list-item>
          <text:p text:style-name="P2">You start taking trades that aren’t even on your watchlist </text:p>
        </text:list-item>
        <text:list-item>
          <text:p text:style-name="P2">You increase your position size to “make it back faster” </text:p>
        </text:list-item>
        <text:list-item>
          <text:p text:style-name="P2">You remove or widen your stop-loss because “this time it’ll bounce” </text:p>
        </text:list-item>
        <text:list-item>
          <text:p text:style-name="P2">You feel genuine anger toward the market, a stock, or even your own platform </text:p>
        </text:list-item>
        <text:list-item>
          <text:p text:style-name="P3">You keep trading even though you know you should stop </text:p>
        </text:list-item>
      </text:list>
      <text:p text:style-name="P1">I’ve been there more times than I care to admit. The worst part? Tilt almost always turns one bad trade into a string of terrible ones.</text:p>
      <text:h text:style-name="Heading_20_4" text:outline-level="4">Why Tilt Hits Day Traders So Hard</text:h>
      <text:p text:style-name="P1">Day trading is brutal on the emotions because everything happens fast. You’re watching price action in real time, money is moving quickly, and the market doesn’t care about your feelings.</text:p>
      <text:p text:style-name="P1">One moment you’re up $400, feeling like a genius. The next, you’re down $600 and convinced the market is personally out to get you. That emotional whiplash is where tilt lives.</text:p>
      <text:p text:style-name="P1">The dangerous thing is that tilt feels productive. Your brain tells you “If I just push harder, I’ll fix this.” In reality, you’re usually just digging the hole deeper.</text:p>
      <text:h text:style-name="Heading_20_4" text:outline-level="4">How I Handle Tilt Now (What Actually Works)</text:h>
      <text:p text:style-name="P1">After screwing up enough times, I finally built some rules that help me catch and stop tilt before it destroys a session:</text:p>
      <text:list text:style-name="L2">
        <text:list-item>
          <text:p text:style-name="P4"><text:span text:style-name="Strong_20_Emphasis">The 3-Trade Rule</text:span> If I lose three trades in a row (or hit my daily loss limit), I’m done for the day. No exceptions. I close the platform completely and walk away. This single rule has saved me thousands. </text:p>
        </text:list-item>
        <text:list-item>
          <text:p text:style-name="P4"><text:span text:style-name="Strong_20_Emphasis">The 10-Minute Timeout</text:span> After any painful loss, I force myself to step away for at least 10 minutes. I get up, make a coffee, go outside — anything to break the emotional cycle. Most of the time, when I come back I can see clearly that the next “setup” was never there. </text:p>
        </text:list-item>
        <text:list-item>
          <text:p text:style-name="P4"><text:soft-page-break/><text:span text:style-name="Strong_20_Emphasis">Journal the Emotion</text:span> Right after a bad trade, I quickly write down how I’m feeling. “Pissed off. Want to revenge trade SPY.” Just naming the feeling takes away some of its power. </text:p>
        </text:list-item>
        <text:list-item>
          <text:p text:style-name="P4"><text:span text:style-name="Strong_20_Emphasis">Have a Pre-Written Exit Plan</text:span> Before the market even opens, I decide: “If I’m down X% today, I stop.” Having the rule written when I’m calm makes it much easier to follow when I’m emotional. </text:p>
        </text:list-item>
        <text:list-item>
          <text:p text:style-name="P5"><text:span text:style-name="Strong_20_Emphasis">Accept That Losing Days Happen</text:span> This was the hardest one for me. Some days the market is just choppy garbage. Fighting it rarely works. The pros treat losing days as a cost of doing business, not a personal failure. </text:p>
        </text:list-item>
      </text:list>
      <text:h text:style-name="Heading_20_4" text:outline-level="4">The Long-Term Cost of Tilt</text:h>
      <text:p text:style-name="P1">Here’s what nobody talks about enough: repeated tilt doesn’t just hurt your account today — it destroys your confidence and edge over time.</text:p>
      <text:p text:style-name="P1">You start second-guessing good setups. You become scared to pull the trigger on valid trades. Or worse, you swing too far the other way and become overly aggressive trying to prove something.</text:p>
      <text:p text:style-name="P1">The traders who last in this game aren’t the smartest or the ones with the fanciest strategies. They’re the ones who’ve learned how to manage their emotions when things go wrong.</text:p>
      <text:h text:style-name="Heading_20_4" text:outline-level="4">Final Thoughts</text:h>
      <text:p text:style-name="P1">Tilt is normal. Even experienced traders feel it sometimes. The difference is what you do when it shows up.</text:p>
      <text:p text:style-name="P1">If you catch yourself spiraling, the best move is almost always the same: stop trading. Protect your capital and protect your mindset. Tomorrow is another day.</text:p>
      <text:p text:style-name="P1">Have you ever gone on serious tilt? What triggers it for you the most? Drop a comment below — sometimes just talking about it helps.</text:p>
      <text:p text:style-name="P1">And if you want to practice better risk control before emotions take over, check out the position size and risk calculators on the site. They’ve helped me stay disciplined more times than I can count.</text:p>
      <text:p text:style-name="P1">Trade smart, stay calm, and don’t let one bad trade steal your wee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5T14:38:40.147673500</meta:creation-date>
    <dc:date>2026-04-15T14:39:47.819666700</dc:date>
    <meta:editing-duration>PT1M8S</meta:editing-duration>
    <meta:editing-cycles>1</meta:editing-cycles>
    <meta:generator>LibreOffice/26.2.2.2$Windows_X86_64 LibreOffice_project/1f77d10d6938fd34972958f64b2bcfa54f8b1ba5</meta:generator>
    <meta:document-statistic meta:table-count="0" meta:image-count="0" meta:object-count="0" meta:page-count="2" meta:paragraph-count="35" meta:word-count="769" meta:character-count="4274" meta:non-whitespace-character-count="3535"/>
  </office:meta>
</office:document-meta>
</file>